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8.47mm"/>
    </style:style>
    <style:style style:name="co5" style:family="table-column">
      <style:table-column-properties fo:break-before="auto" style:column-width="8.82mm"/>
    </style:style>
    <style:style style:name="co6" style:family="table-column">
      <style:table-column-properties fo:break-before="auto" style:column-width="7.7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dce6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dce6f2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fo:background-color="#dce6f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dce6f2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dce6f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none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dce6f2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e6b9b8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fo:background-color="#e6b9b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e6b9b8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e6b9b8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d7e4bd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d7e4b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d7e4b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1.76pt solid #000000" fo:background-color="#d7e4bd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d7e4bd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1.76pt solid #000000" fo:background-color="#d7e4b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fcd5b5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1.06mm" svg:stroke-color="#000000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2" style:family="graphic">
      <style:graphic-properties draw:stroke="solid" svg:stroke-width="1.06mm" svg:stroke-color="#4bacc6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3" style:family="graphic">
      <style:graphic-properties draw:stroke="solid" svg:stroke-width="1.06mm" svg:stroke-color="#4bacc6" draw:marker-end="msArrowOpenEnd_20_5" draw:marker-end-width="4.77mm" draw:marker-end-center="false" draw:fill="none" draw:textarea-vertical-align="top" draw:auto-grow-height="false" fo:min-height="21.15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4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5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19.36mm" fo:min-width="19.21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6" style:family="graphic">
      <style:graphic-properties draw:stroke="solid" svg:stroke-width="1.06mm" svg:stroke-color="#c0504d" draw:marker-end="msArrowOpenEnd_20_5" draw:marker-end-width="4.77mm" draw:marker-end-center="false" draw:fill="none" draw:textarea-vertical-align="top" draw:auto-grow-height="false" fo:min-height="27.37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7" style:family="graphic">
      <style:graphic-properties draw:stroke="solid" svg:stroke-width="1.06mm" svg:stroke-color="#000000" draw:marker-end="msArrowOpenEnd_20_5" draw:marker-end-width="4.77mm" draw:marker-end-center="false" draw:fill="none" draw:textarea-vertical-align="top" draw:auto-grow-height="false" fo:min-height="0mm" fo:min-width="5.7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8" style:family="graphic">
      <style:graphic-properties draw:stroke="solid" svg:stroke-width="1.06mm" svg:stroke-color="#f79646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gr9" style:family="graphic">
      <style:graphic-properties draw:stroke="solid" svg:stroke-width="1.06mm" svg:stroke-color="#f79646" draw:marker-end="msArrowOpenEnd_20_5" draw:marker-end-width="4.77mm" draw:marker-end-center="false" draw:fill="none" draw:textarea-vertical-align="top" draw:auto-grow-height="false" fo:min-height="0mm" fo:min-width="0mm" fo:padding-top="1.25mm" fo:padding-bottom="1.25mm" fo:padding-left="2.5mm" fo:padding-right="2.5mm" fo:wrap-option="wrap" draw:shadow="visible" draw:shadow-offset-x="0mm" draw:shadow-offset-y="0.64mm" draw:shadow-color="#000000" draw:shadow-opacity="35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-ranges="Hoja1.A1:Hoja1.AE25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6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ce26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2">
            <text:p>BIOS</text:p>
          </table:table-cell>
          <table:covered-table-cell table:style-name="ce2"/>
          <table:table-cell table:style-name="ce4" office:value-type="string" calcext:value-type="string">
            <text:p>DISCO 1.</text:p>
          </table:table-cell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3" table:number-columns-repeated="12"/>
          <table:table-cell table:number-columns-repeated="1002"/>
        </table:table-row>
        <table:table-row table:style-name="ro2">
          <table:covered-table-cell table:number-columns-repeated="2" table:style-name="ce2"/>
          <table:table-cell table:style-name="ce5" office:value-type="string" calcext:value-type="string">
            <text:p>MBR</text:p>
          </table:table-cell>
          <table:table-cell table:style-name="ce11"/>
          <table:table-cell table:style-name="ce14"/>
          <table:table-cell table:style-name="ce11" table:number-columns-repeated="4"/>
          <table:table-cell table:style-name="ce14"/>
          <table:table-cell table:style-name="ce11" table:number-columns-repeated="10"/>
          <table:table-cell table:style-name="ce77"/>
          <table:table-cell table:style-name="ce3"/>
          <table:table-cell table:number-columns-repeated="1002"/>
        </table:table-row>
        <table:table-row table:style-name="ro2">
          <table:table-cell table:style-name="ce3">
            <draw:line table:end-cell-address="Hoja1.A8" table:end-x="21.6mm" table:end-y="4.39mm" draw:z-index="0" draw:name="4 Conector recto" draw:style-name="gr1" draw:text-style-name="P1" svg:x1="21.6mm" svg:y1="1.67mm" svg:x2="21.39mm" svg:y2="23.86mm">
              <text:p/>
            </draw:line>
          </table:table-cell>
          <table:table-cell table:style-name="ce3"/>
          <table:table-cell table:style-name="ce6"/>
          <table:table-cell table:style-name="ce12"/>
          <table:table-cell table:style-name="ce15"/>
          <table:table-cell table:style-name="ce27">
            <draw:line table:end-cell-address="Hoja1.Q4" table:end-x="18.86mm" table:end-y="2.34mm" draw:z-index="7" draw:name="45 Conector recto" draw:style-name="gr2" draw:text-style-name="P1" svg:x1="21.35mm" svg:y1="2.34mm" svg:x2="272.51mm" svg:y2="1.92mm">
              <text:p/>
            </draw:line>
            <draw:line table:end-cell-address="Hoja1.F5" table:end-x="21.24mm" table:end-y="0.63mm" draw:z-index="8" draw:name="52 Conector recto" draw:style-name="gr2" draw:text-style-name="P1" svg:x1="21.24mm" svg:y1="2.34mm" svg:x2="21.24mm" svg:y2="5.49mm">
              <text:p/>
            </draw:line>
          </table:table-cell>
          <table:table-cell table:style-name="ce35"/>
          <table:table-cell table:style-name="ce37"/>
          <table:table-cell table:style-name="ce12"/>
          <table:table-cell table:style-name="ce43"/>
          <table:table-cell table:style-name="ce49"/>
          <table:table-cell table:style-name="ce53"/>
          <table:table-cell table:style-name="ce58"/>
          <table:table-cell table:style-name="ce12"/>
          <table:table-cell table:style-name="ce65"/>
          <table:table-cell table:style-name="ce35"/>
          <table:table-cell table:style-name="ce35">
            <draw:custom-shape table:end-cell-address="Hoja1.Q9" table:end-x="18.57mm" table:end-y="0.53mm" draw:z-index="9" draw:name="46 Conector recto de flecha" draw:style-name="gr3" draw:text-style-name="P1" svg:width="0.33mm" svg:height="23.65mm" svg:x="18.24mm" svg:y="1.22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7"/>
          <table:table-cell table:style-name="ce12"/>
          <table:table-cell table:style-name="ce74" table:number-columns-spanned="2" table:number-rows-spanned="13"/>
          <table:covered-table-cell table:style-name="ce78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 office:value-type="string" calcext:value-type="string">
            <text:p>VBC</text:p>
          </table:table-cell>
          <table:table-cell table:style-name="ce28" office:value-type="string" calcext:value-type="string" table:number-columns-spanned="2" table:number-rows-spanned="2">
            <text:p>NTLDR <text:s text:c="19"/>BOOT.INI</text:p>
          </table:table-cell>
          <table:covered-table-cell table:style-name="ce28"/>
          <table:table-cell table:style-name="ce38"/>
          <table:table-cell table:style-name="ce12"/>
          <table:table-cell table:style-name="ce44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7" office:value-type="string" calcext:value-type="string">
            <text:p>WXP</text:p>
          </table:table-cell>
          <table:covered-table-cell table:number-columns-repeated="2" table:style-name="ce28"/>
          <table:table-cell table:style-name="ce38"/>
          <table:table-cell table:style-name="ce12"/>
          <table:table-cell table:style-name="ce45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31"/>
          <table:table-cell table:style-name="ce29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IPL</text:p>
          </table:table-cell>
          <table:table-cell table:style-name="ce12"/>
          <table:table-cell table:style-name="ce16" office:value-type="string" calcext:value-type="string">
            <text:p>PBR</text:p>
          </table:table-cell>
          <table:table-cell table:style-name="ce30"/>
          <table:table-cell table:style-name="ce29"/>
          <table:table-cell table:style-name="ce38"/>
          <table:table-cell table:style-name="ce12"/>
          <table:table-cell table:style-name="ce45"/>
          <table:table-cell table:style-name="ce50"/>
          <table:table-cell table:style-name="ce54" office:value-type="string" calcext:value-type="string" table:number-columns-spanned="2" table:number-rows-spanned="4">
            <text:p>CARPETA DE W7 <text:s text:c="19"/>Y WINLOAD.EXE</text:p>
          </table:table-cell>
          <table:covered-table-cell table:style-name="ce60"/>
          <table:table-cell table:style-name="ce12"/>
          <table:table-cell table:style-name="ce16"/>
          <table:table-cell table:style-name="ce31"/>
          <table:table-cell table:style-name="ce68" office:value-type="string" calcext:value-type="string" table:number-columns-spanned="2" table:number-rows-spanned="4">
            <text:p>CARPETA DE WXP 2</text:p>
          </table:table-cell>
          <table:covered-table-cell table:style-name="ce71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>
            <draw:custom-shape table:end-cell-address="Hoja1.C9" table:end-x="7.28mm" table:end-y="0.69mm" draw:z-index="1" draw:name="6 Conector recto de flecha" draw:style-name="gr4" draw:text-style-name="P1" svg:width="37.7mm" svg:height="0.01mm" svg:x="21.61mm" svg:y="0.68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3"/>
          <table:table-cell table:style-name="ce7">
            <draw:custom-shape table:end-cell-address="Hoja1.E14" table:end-x="5.95mm" table:end-y="0.69mm" draw:z-index="2" draw:name="10 Conector recto de flecha" draw:style-name="gr5" draw:text-style-name="P1" svg:width="24.21mm" svg:height="21.86mm" svg:x="11.64mm" svg:y="3.17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/>
          <table:covered-table-cell table:style-name="ce55"/>
          <table:covered-table-cell table:style-name="ce61"/>
          <table:table-cell table:style-name="ce12"/>
          <table:table-cell table:style-name="ce16"/>
          <table:table-cell table:style-name="ce29"/>
          <table:covered-table-cell table:style-name="ce69"/>
          <table:covered-table-cell table:style-name="ce72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0"/>
          <table:table-cell table:style-name="ce29"/>
          <table:table-cell table:style-name="ce38"/>
          <table:table-cell table:style-name="ce12"/>
          <table:table-cell table:style-name="ce44"/>
          <table:table-cell table:style-name="ce51"/>
          <table:covered-table-cell table:style-name="ce55"/>
          <table:covered-table-cell table:style-name="ce61"/>
          <table:table-cell table:style-name="ce12"/>
          <table:table-cell table:style-name="ce16"/>
          <table:table-cell table:style-name="ce31"/>
          <table:covered-table-cell table:style-name="ce69"/>
          <table:covered-table-cell table:style-name="ce72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table-cell table:style-name="ce44"/>
          <table:table-cell table:style-name="ce50"/>
          <table:covered-table-cell table:style-name="ce56"/>
          <table:covered-table-cell table:style-name="ce62"/>
          <table:table-cell table:style-name="ce12"/>
          <table:table-cell table:style-name="ce16"/>
          <table:table-cell table:style-name="ce29"/>
          <table:covered-table-cell table:style-name="ce70"/>
          <table:covered-table-cell table:style-name="ce73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31">
            <draw:custom-shape table:end-cell-address="Hoja1.F18" table:end-x="12.63mm" table:end-y="3.13mm" draw:z-index="10" draw:name="15 Conector recto de flecha" draw:style-name="gr6" draw:text-style-name="P1" svg:width="0.01mm" svg:height="29.87mm" svg:x="12.61mm" svg:y="-26.72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9"/>
          <table:table-cell table:style-name="ce38"/>
          <table:table-cell table:style-name="ce12"/>
          <table:table-cell table:style-name="ce44"/>
          <table:table-cell table:style-name="ce51"/>
          <table:table-cell table:style-name="ce50"/>
          <table:table-cell table:style-name="ce59"/>
          <table:table-cell table:style-name="ce12"/>
          <table:table-cell table:style-name="ce16"/>
          <table:table-cell table:style-name="ce31"/>
          <table:table-cell table:style-name="ce29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 office:value-type="string" calcext:value-type="string">
            <text:p>VBC</text:p>
            <draw:custom-shape table:end-cell-address="Hoja1.F13" table:end-x="0.98mm" table:end-y="4.22mm" draw:z-index="3" draw:name="12 Conector recto de flecha" draw:style-name="gr7" draw:text-style-name="P1" svg:width="10.7mm" svg:height="1.35mm" svg:x="18.5mm" svg:y="2.87mm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8" office:value-type="string" calcext:value-type="string" table:number-columns-spanned="2" table:number-rows-spanned="2">
            <text:p>BOOTMNG <text:s text:c="22"/>BCD</text:p>
          </table:table-cell>
          <table:covered-table-cell table:style-name="ce28"/>
          <table:table-cell table:style-name="ce38"/>
          <table:table-cell table:style-name="ce12"/>
          <table:table-cell table:style-name="ce16" office:value-type="string" calcext:value-type="string">
            <text:p>VBC</text:p>
          </table:table-cell>
          <table:table-cell table:style-name="ce50" table:number-columns-repeated="2"/>
          <table:table-cell table:style-name="ce59"/>
          <table:table-cell table:style-name="ce12"/>
          <table:table-cell table:style-name="ce16" office:value-type="string" calcext:value-type="string">
            <text:p>VBC</text:p>
          </table:table-cell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8" office:value-type="string" calcext:value-type="string">
            <text:p>W7</text:p>
          </table:table-cell>
          <table:covered-table-cell table:number-columns-repeated="2" table:style-name="ce28"/>
          <table:table-cell table:style-name="ce38"/>
          <table:table-cell table:style-name="ce12"/>
          <table:table-cell table:style-name="ce16" office:value-type="string" calcext:value-type="string">
            <text:p>W7</text:p>
          </table:table-cell>
          <table:table-cell table:style-name="ce51"/>
          <table:table-cell table:style-name="ce50"/>
          <table:table-cell table:style-name="ce59"/>
          <table:table-cell table:style-name="ce12"/>
          <table:table-cell table:style-name="ce16" office:value-type="string" calcext:value-type="string">
            <text:p>WXP</text:p>
          </table:table-cell>
          <table:table-cell table:style-name="ce31"/>
          <table:table-cell table:style-name="ce29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7"/>
          <table:table-cell table:style-name="ce12"/>
          <table:table-cell table:style-name="ce16"/>
          <table:table-cell table:style-name="ce29"/>
          <table:table-cell table:style-name="ce29">
            <draw:line table:end-cell-address="Hoja1.G17" table:end-x="0.75mm" table:end-y="2.14mm" draw:z-index="6" draw:name="36 Conector recto" draw:style-name="gr8" draw:text-style-name="P1" svg:x1="0.75mm" svg:y1="11.87mm" svg:x2="0.75mm" svg:y2="4.73mm">
              <text:p/>
            </draw:line>
          </table:table-cell>
          <table:table-cell table:style-name="ce38"/>
          <table:table-cell table:style-name="ce12"/>
          <table:table-cell table:style-name="ce44"/>
          <table:table-cell table:style-name="ce50" table:number-columns-repeated="2"/>
          <table:table-cell table:style-name="ce59"/>
          <table:table-cell table:style-name="ce12"/>
          <table:table-cell table:style-name="ce16"/>
          <table:table-cell table:style-name="ce29" table:number-columns-repeated="2"/>
          <table:table-cell table:style-name="ce38"/>
          <table:table-cell table:style-name="ce12"/>
          <table:covered-table-cell table:style-name="ce75"/>
          <table:covered-table-cell table:style-name="ce79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9"/>
          <table:table-cell table:style-name="ce12"/>
          <table:table-cell table:style-name="ce19"/>
          <table:table-cell table:style-name="ce32"/>
          <table:table-cell table:style-name="ce36"/>
          <table:table-cell table:style-name="ce39"/>
          <table:table-cell table:style-name="ce12"/>
          <table:table-cell table:style-name="ce46"/>
          <table:table-cell table:style-name="ce52"/>
          <table:table-cell table:style-name="ce57"/>
          <table:table-cell table:style-name="ce63"/>
          <table:table-cell table:style-name="ce12"/>
          <table:table-cell table:style-name="ce66"/>
          <table:table-cell table:style-name="ce36" table:number-columns-repeated="2"/>
          <table:table-cell table:style-name="ce39"/>
          <table:table-cell table:style-name="ce12"/>
          <table:covered-table-cell table:style-name="ce76"/>
          <table:covered-table-cell table:style-name="ce80"/>
          <table:table-cell table:style-name="ce3"/>
          <table:table-cell table:number-columns-repeated="1002"/>
        </table:table-row>
        <table:table-row table:style-name="ro1">
          <table:table-cell table:style-name="ce3" table:number-columns-repeated="2"/>
          <table:table-cell table:style-name="ce10"/>
          <table:table-cell table:style-name="ce13"/>
          <table:table-cell table:style-name="ce20"/>
          <table:table-cell table:style-name="ce13"/>
          <table:table-cell table:style-name="ce13">
            <draw:line table:end-cell-address="Hoja1.L17" table:end-x="20.63mm" table:end-y="2.2mm" draw:z-index="4" draw:name="30 Conector recto" draw:style-name="gr8" draw:text-style-name="P1" svg:x1="0.75mm" svg:y1="1.58mm" svg:x2="135.37mm" svg:y2="2.2mm">
              <text:p/>
            </draw:line>
          </table:table-cell>
          <table:table-cell table:style-name="ce13" table:number-columns-repeated="2"/>
          <table:table-cell table:style-name="ce20"/>
          <table:table-cell table:style-name="ce13"/>
          <table:table-cell table:style-name="ce13">
            <draw:custom-shape table:end-cell-address="Hoja1.L22" table:end-x="20.42mm" table:end-y="1.63mm" draw:z-index="5" draw:name="32 Conector recto de flecha" draw:style-name="gr9" draw:text-style-name="P1" svg:width="0.01mm" svg:height="25.82mm" svg:x="20.4mm" svg:y="-24.55mm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3" table:number-columns-repeated="8"/>
          <table:table-cell table:style-name="ce81"/>
          <table:table-cell table:style-name="ce3"/>
          <table:table-cell table:number-columns-repeated="1002"/>
        </table:table-row>
        <table:table-row table:style-name="ro3">
          <table:table-cell table:style-name="ce3" table:number-columns-repeated="4"/>
          <table:table-cell table:style-name="ce21"/>
          <table:table-cell table:style-name="ce12" table:number-columns-repeated="3"/>
          <table:table-cell table:style-name="ce3"/>
          <table:table-cell table:style-name="ce21"/>
          <table:table-cell table:style-name="ce12" table:number-columns-repeated="11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4"/>
          <table:table-cell table:style-name="ce22" office:value-type="string" calcext:value-type="string" table:number-columns-spanned="4" table:number-rows-spanned="2">
            <text:p>ACTIVA</text:p>
          </table:table-cell>
          <table:covered-table-cell table:number-columns-repeated="2" table:style-name="ce33"/>
          <table:covered-table-cell table:style-name="ce40"/>
          <table:table-cell table:style-name="ce42"/>
          <table:table-cell table:style-name="ce47" table:number-columns-spanned="4" table:number-rows-spanned="2"/>
          <table:covered-table-cell table:number-columns-repeated="3" table:style-name="ce33"/>
          <table:table-cell table:style-name="ce64"/>
          <table:table-cell table:style-name="ce67" table:number-columns-spanned="4" table:number-rows-spanned="2"/>
          <table:covered-table-cell table:number-columns-repeated="3" table:style-name="ce33"/>
          <table:table-cell table:style-name="ce64"/>
          <table:table-cell table:style-name="ce67" table:number-columns-spanned="2" table:number-rows-spanned="2"/>
          <table:covered-table-cell table:style-name="ce40"/>
          <table:table-cell table:style-name="ce3"/>
          <table:table-cell table:number-columns-repeated="1002"/>
        </table:table-row>
        <table:table-row table:style-name="ro2">
          <table:table-cell table:style-name="ce3" table:number-columns-repeated="4"/>
          <table:covered-table-cell table:style-name="ce23"/>
          <table:covered-table-cell table:number-columns-repeated="2" table:style-name="ce34"/>
          <table:covered-table-cell table:style-name="ce41"/>
          <table:table-cell table:style-name="ce42"/>
          <table:covered-table-cell table:style-name="ce23"/>
          <table:covered-table-cell table:number-columns-repeated="3" table:style-name="ce34"/>
          <table:table-cell table:style-name="ce64"/>
          <table:covered-table-cell table:number-columns-repeated="4" table:style-name="ce34"/>
          <table:table-cell table:style-name="ce64"/>
          <table:covered-table-cell table:style-name="ce34"/>
          <table:covered-table-cell table:style-name="ce41"/>
          <table:table-cell table:style-name="ce3"/>
          <table:table-cell table:number-columns-repeated="1002"/>
        </table:table-row>
        <table:table-row table:style-name="ro2">
          <table:table-cell table:number-columns-repeated="4"/>
          <table:table-cell table:style-name="ce24" office:value-type="string" calcext:value-type="string" table:number-columns-spanned="4" table:number-rows-spanned="2">
            <text:p>PARTICIÓN PRIMARIA</text:p>
          </table:table-cell>
          <table:covered-table-cell table:number-columns-repeated="3" table:style-name="ce24"/>
          <table:table-cell/>
          <table:table-cell table:style-name="ce48" office:value-type="string" calcext:value-type="string" table:number-columns-spanned="4" table:number-rows-spanned="2">
            <text:p>PARTICIÓN PRIMARIA</text:p>
          </table:table-cell>
          <table:covered-table-cell table:number-columns-repeated="3"/>
          <table:table-cell/>
          <table:table-cell table:style-name="ce33" office:value-type="string" calcext:value-type="string" table:number-columns-spanned="4" table:number-rows-spanned="2">
            <text:p>PARTICIÓN PRIMARIA</text:p>
          </table:table-cell>
          <table:covered-table-cell table:number-columns-repeated="3"/>
          <table:table-cell/>
          <table:table-cell table:style-name="ce33" office:value-type="string" calcext:value-type="string" table:number-columns-spanned="2" table:number-rows-spanned="2">
            <text:p>PARTICIÓN PRIMARIA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4"/>
          <table:covered-table-cell table:number-columns-repeated="4" table:style-name="ce25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Hoja1.$A$1" table:cell-range-address="$Hoja1.$A$1:.$X$26" table:range-usable-as="print-range"/>
        </table:named-expressions>
      </table:table>
      <table:table table:name="Hoja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loext:text> </loext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loext:text> </loext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ffi</meta:initial-creator>
    <meta:print-date>2015-04-30T16:54:47</meta:print-date>
    <meta:creation-date>2015-04-30T15:38:53</meta:creation-date>
    <dc:date>2015-05-05T20:51:53.725683800</dc:date>
    <meta:generator>LibreOffice/4.4.2.2$Linux_X86_64 LibreOffice_project/40m0$Build-2</meta:generator>
    <meta:editing-duration>PT8M45S</meta:editing-duration>
    <meta:editing-cycles>3</meta:editing-cycles>
    <meta:document-statistic meta:table-count="3" meta:cell-count="22" meta:object-count="11"/>
    <meta:user-defined meta:name="AppVersion">14.03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